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70f36"/>
    </style:style>
    <style:style style:name="P2" style:family="paragraph" style:parent-style-name="Standard">
      <style:text-properties officeooo:rsid="00170f36" officeooo:paragraph-rsid="00170f36"/>
    </style:style>
    <style:style style:name="P3" style:family="paragraph" style:parent-style-name="Standard">
      <style:text-properties officeooo:rsid="001de72c" officeooo:paragraph-rsid="001de72c"/>
    </style:style>
    <style:style style:name="P4" style:family="paragraph" style:parent-style-name="Text_20_body">
      <style:text-properties officeooo:rsid="0019c45a" officeooo:paragraph-rsid="0019c45a"/>
    </style:style>
    <style:style style:name="P5" style:family="paragraph" style:parent-style-name="Text_20_body">
      <style:text-properties officeooo:rsid="001ada4d" officeooo:paragraph-rsid="0019c45a"/>
    </style:style>
    <style:style style:name="P6" style:family="paragraph" style:parent-style-name="Text_20_body">
      <style:text-properties officeooo:rsid="001c01db" officeooo:paragraph-rsid="001c01db"/>
    </style:style>
    <style:style style:name="P7" style:family="paragraph" style:parent-style-name="Text_20_body">
      <style:text-properties officeooo:rsid="001d1337" officeooo:paragraph-rsid="001d1337"/>
    </style:style>
    <style:style style:name="P8" style:family="paragraph" style:parent-style-name="Text_20_body">
      <style:text-properties officeooo:rsid="001da41e" officeooo:paragraph-rsid="001da41e"/>
    </style:style>
    <style:style style:name="P9" style:family="paragraph" style:parent-style-name="Text_20_body">
      <style:text-properties officeooo:rsid="001ea10c" officeooo:paragraph-rsid="001ea10c"/>
    </style:style>
    <style:style style:name="P10" style:family="paragraph" style:parent-style-name="Text_20_body">
      <style:text-properties officeooo:paragraph-rsid="0020cb31"/>
    </style:style>
    <style:style style:name="P11" style:family="paragraph" style:parent-style-name="Standard">
      <style:text-properties officeooo:rsid="0024a922" officeooo:paragraph-rsid="0024a922"/>
    </style:style>
    <style:style style:name="P12" style:family="paragraph" style:parent-style-name="Text_20_body">
      <style:text-properties officeooo:rsid="001d1337" officeooo:paragraph-rsid="001d1337"/>
    </style:style>
    <style:style style:name="P13" style:family="paragraph" style:parent-style-name="Text_20_body">
      <style:text-properties officeooo:rsid="0021a8a1" officeooo:paragraph-rsid="0021a8a1"/>
    </style:style>
    <style:style style:name="P14" style:family="paragraph" style:parent-style-name="Text_20_body">
      <style:text-properties officeooo:rsid="0023432f" officeooo:paragraph-rsid="0023432f"/>
    </style:style>
    <style:style style:name="P15" style:family="paragraph" style:parent-style-name="Heading_20_1">
      <style:text-properties officeooo:rsid="0020cb31" officeooo:paragraph-rsid="0020cb31"/>
    </style:style>
    <style:style style:name="P1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T1" style:family="text">
      <style:text-properties officeooo:rsid="0019c45a"/>
    </style:style>
    <style:style style:name="T2" style:family="text">
      <style:text-properties officeooo:rsid="002096eb"/>
    </style:style>
    <style:style style:name="T3" style:family="text">
      <style:text-properties officeooo:rsid="002537c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<text:bookmark-start text:name="__RefHeading__221_1027781772"/><text:bookmark-end text:name="__RefHeading__221_1027781772"/></text:h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6"><text:a xlink:type="simple" xlink:href="#__RefHeading__223_1027781772" text:style-name="Index_20_Link" text:visited-style-name="Index_20_Link">Getting started<text:tab/>1</text:a></text:p>
          <text:p text:style-name="P16"><text:a xlink:type="simple" xlink:href="#__RefHeading__225_1027781772" text:style-name="Index_20_Link" text:visited-style-name="Index_20_Link">Install Node.js and MongoDB<text:tab/>1</text:a></text:p>
          <text:p text:style-name="P16"><text:a xlink:type="simple" xlink:href="#__RefHeading__185_167083455" text:style-name="Index_20_Link" text:visited-style-name="Index_20_Link">Import sample DB<text:tab/>2</text:a></text:p>
          <text:p text:style-name="P16"><text:a xlink:type="simple" xlink:href="#__RefHeading__227_1027781772" text:style-name="Index_20_Link" text:visited-style-name="Index_20_Link">Install dependencies and run the project<text:tab/>2</text:a></text:p>
        </text:index-body>
      </text:table-of-content>
      <text:p text:style-name="P10"/>
      <text:h text:style-name="Heading_20_1" text:outline-level="1"><text:bookmark-start text:name="__RefHeading__223_1027781772"/>Getting started<text:bookmark-end text:name="__RefHeading__223_1027781772"/></text:h>
      <text:p text:style-name="P1"/>
      <text:p text:style-name="P2">Install Homebrew with: </text:p>
      <text:p text:style-name="P2"/>
      <text:p text:style-name="P2"><text:tab/>ruby -e "$(curl -fsSL <text:a xlink:type="simple" xlink:href="https://raw.github.com/Homebrew/homebrew/go/install">https://raw.github.com/Homebrew/homebrew/go/install</text:a>)"</text:p>
      <text:p text:style-name="P2"/>
      <text:p text:style-name="P2">If it asks you to install Xcode command line tools, then just accept and wait patiently for a few minutes, after which hit enter (or some key) to continue with Homebrew installation. </text:p>
      <text:p text:style-name="P2"/>
      <text:p text:style-name="P3">Source: <text:a xlink:type="simple" xlink:href="http://brew.sh/">http://brew.sh/</text:a>.</text:p>
      <text:p text:style-name="P3"/>
      <text:p text:style-name="P11">Next, download the project files from: <text:a xlink:type="simple" xlink:href="https://github.com/jphollanti/metropolia-laskutus/archive/master.zip">https://github.com/jphollanti/metropolia-laskutus/archive/master.zip</text:a>.</text:p>
      <text:p text:style-name="P11"/>
      <text:p text:style-name="P11">Unzip the master.zip file to a location of your choosing. </text:p>
      <text:h text:style-name="Heading_20_1" text:outline-level="1"><text:bookmark-start text:name="__RefHeading__225_1027781772"/>Install Node.<text:span text:style-name="T1">js</text:span> and MongoDB<text:bookmark-end text:name="__RefHeading__225_1027781772"/></text:h>
      <text:p text:style-name="P4">Install Node.js with:</text:p>
      <text:p text:style-name="P4"><text:tab/>brew install node</text:p>
      <text:p text:style-name="P5">This will take a while, so be patient. </text:p>
      <text:p text:style-name="P6">Source: <text:a xlink:type="simple" xlink:href="http://shapeshed.com/setting-up-nodejs-and-npm-on-mac-osx/">http://shapeshed.com/setting-up-nodejs-and-npm-on-mac-osx/</text:a>.</text:p>
      <text:p text:style-name="P7"/>
      <text:p text:style-name="P7">Install MongoDB with:</text:p>
      <text:p text:style-name="P7"><text:tab/>brew install mongodb</text:p>
      <text:p text:style-name="P8">To have launchd start mongodb at login:</text:p>
      <text:p text:style-name="P8"><text:tab/>ln -sfv /usr/local/opt/mongodb/*.plist ~/Library/LaunchAgents</text:p>
      <text:p text:style-name="P8">Then to load mongodb now:</text:p>
      <text:p text:style-name="P8"><text:tab/>launchctl load ~/Library/LaunchAgents/homebrew.mxcl.mongodb.plist</text:p>
      <text:p text:style-name="P8">Or, if you don't want/need launchctl, you can just run:</text:p>
      <text:p text:style-name="P8"><text:tab/>mongod</text:p>
      <text:p text:style-name="P7"/>
      <text:p text:style-name="P7">Source: <text:a xlink:type="simple" xlink:href="http://docs.mongodb.org/manual/tutorial/install-mongodb-on-os-x/">http://docs.mongodb.org/manual/tutorial/install-mongodb-on-os-x/</text:a>.</text:p>
      <text:p text:style-name="P7"/>
      <text:h text:style-name="Heading_20_1" text:outline-level="1"><text:bookmark-start text:name="__RefHeading__185_167083455"/><text:soft-page-break/>Import sample DB<text:bookmark-end text:name="__RefHeading__185_167083455"/></text:h>
      <text:p text:style-name="P13">Run the following command in the directory where you <text:span text:style-name="T3">unpacked </text:span>the project <text:span text:style-name="T3">files</text:span>: </text:p>
      <text:p text:style-name="P13"><text:tab/>mongorestore doc/sample-db/metropolia-laskutus</text:p>
      <text:p text:style-name="P13"/>
      <text:p text:style-name="P13">You should now have some sample data in your application. </text:p>
      <text:p text:style-name="P14"/>
      <text:p text:style-name="P14">Source: <text:a xlink:type="simple" xlink:href="http://stackoverflow.com/questions/11255630/how-to-export-all-collection-in-mongodb/16605781#16605781">http://stackoverflow.com/questions/11255630/how-to-export-all-collection-in-mongodb/16605781#16605781</text:a>. </text:p>
      <text:p text:style-name="P14"/>
      <text:h text:style-name="Heading_20_1" text:outline-level="1"><text:bookmark-start text:name="__RefHeading__227_1027781772"/><text:span text:style-name="T2">Install dependencies</text:span> and run the project<text:bookmark-end text:name="__RefHeading__227_1027781772"/></text:h>
      <text:p text:style-name="P9">Navigate to your <text:span text:style-name="T3">project diretory</text:span> and issue command: </text:p>
      <text:p text:style-name="P9"><text:tab/>npm install</text:p>
      <text:p text:style-name="P9"/>
      <text:p text:style-name="P9">Then, run the app <text:span text:style-name="T2">with</text:span>: </text:p>
      <text:p text:style-name="P9"><text:tab/>node app.js</text:p>
      <text:p text:style-name="P9"/>
      <text:p text:style-name="P9">Open your browser <text:span text:style-name="T2">with </text:span>URL:</text:p>
      <text:p text:style-name="P9"><text:tab/>localhost:30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31T21:58:24.907811000</meta:creation-date>
    <dc:date>2014-01-05T12:29:11.170140000</dc:date>
    <meta:editing-duration>PT39M36S</meta:editing-duration>
    <meta:editing-cycles>15</meta:editing-cycles>
    <meta:generator>LibreOffice/4.1.4.2$MacOSX_x86 LibreOffice_project/0a0440ccc0227ad9829de5f46be37cfb6edcf72</meta:generator>
    <meta:document-statistic meta:table-count="0" meta:image-count="0" meta:object-count="0" meta:page-count="2" meta:paragraph-count="38" meta:word-count="200" meta:character-count="1647" meta:non-whitespace-character-count="1466"/>
  </office:meta>
</office:document-meta>
</file>